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7A0000021A84C2F7E6EC70E43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755cm" svg:x="-0.001cm" svg:y="0.209cm">
          <draw:image xlink:href="Pictures/100002010000057A0000021A84C2F7E6EC70E4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30T07:10:51.802452000</dc:date>
    <meta:editing-duration>PT3M38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